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fo:font-weight="bold" style:font-weight-asian="bold" style:font-weight-complex="bold"/>
    </style:style>
    <style:style style:name="P2" style:family="paragraph" style:parent-style-name="Heading_20_1">
      <style:paragraph-properties fo:break-before="page"/>
      <style:text-properties fo:font-weight="bold" style:font-weight-asian="bold" style:font-weight-complex="bold"/>
    </style:style>
    <style:style style:name="P3" style:family="paragraph" style:parent-style-name="Standard">
      <style:text-properties fo:color="#2f5496" style:font-name="Calibri Light" fo:font-size="16pt" fo:font-weight="bold" style:font-size-asian="16pt" style:font-weight-asian="bold" style:font-size-complex="16pt" style:font-weight-complex="bold"/>
    </style:style>
    <style:style style:name="P4" style:family="paragraph" style:parent-style-name="Standard">
      <style:text-properties fo:font-weight="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10aa3e" officeooo:paragraph-rsid="0010aa3e"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rsid="000ae3e6" officeooo:paragraph-rsid="000ae3e6" style:font-weight-asian="normal" style:font-weight-complex="normal"/>
    </style:style>
    <style:style style:name="P9" style:family="paragraph" style:parent-style-name="Standard">
      <style:text-properties fo:font-weight="normal" officeooo:rsid="0009664f" officeooo:paragraph-rsid="0009664f" style:font-weight-asian="normal" style:font-weight-complex="normal"/>
    </style:style>
    <style:style style:name="P10" style:family="paragraph" style:parent-style-name="Standard">
      <style:text-properties fo:font-weight="normal" officeooo:rsid="000909ce" officeooo:paragraph-rsid="000909ce" style:font-weight-asian="normal" style:font-weight-complex="normal"/>
    </style:style>
    <style:style style:name="P11" style:family="paragraph" style:parent-style-name="Standard">
      <style:text-properties fo:font-weight="normal" officeooo:rsid="000c50a8" officeooo:paragraph-rsid="000c50a8" style:font-weight-asian="normal" style:font-weight-complex="normal"/>
    </style:style>
    <style:style style:name="P12" style:family="paragraph" style:parent-style-name="Standard">
      <style:text-properties fo:font-weight="normal" officeooo:rsid="000dfcd7" officeooo:paragraph-rsid="000dfcd7" style:font-weight-asian="normal" style:font-weight-complex="normal"/>
    </style:style>
    <style:style style:name="P13" style:family="paragraph" style:parent-style-name="Standard">
      <style:text-properties fo:font-weight="normal" officeooo:rsid="000f2164" officeooo:paragraph-rsid="000f2164" style:font-weight-asian="normal" style:font-weight-complex="normal"/>
    </style:style>
    <style:style style:name="P14" style:family="paragraph" style:parent-style-name="Standard">
      <style:text-properties fo:font-weight="normal" officeooo:rsid="000f2164" officeooo:paragraph-rsid="0010aa3e" style:font-weight-asian="normal" style:font-weight-complex="normal"/>
    </style:style>
    <style:style style:name="P15" style:family="paragraph" style:parent-style-name="Standard">
      <style:text-properties fo:font-weight="normal" officeooo:rsid="000fa42a" officeooo:paragraph-rsid="000fa42a" style:font-weight-asian="normal" style:font-weight-complex="normal"/>
    </style:style>
    <style:style style:name="P16" style:family="paragraph" style:parent-style-name="Standard">
      <style:text-properties fo:font-weight="normal" officeooo:rsid="000fa42a" officeooo:paragraph-rsid="002c52c6" style:font-weight-asian="normal" style:font-weight-complex="normal"/>
    </style:style>
    <style:style style:name="P17" style:family="paragraph" style:parent-style-name="Standard">
      <style:text-properties fo:font-weight="normal" officeooo:rsid="0010aa3e" officeooo:paragraph-rsid="0010aa3e" style:font-weight-asian="normal" style:font-weight-complex="normal"/>
    </style:style>
    <style:style style:name="P18" style:family="paragraph" style:parent-style-name="Standard">
      <style:text-properties fo:font-weight="normal" officeooo:rsid="001d430b" officeooo:paragraph-rsid="001d430b" style:font-weight-asian="normal" style:font-weight-complex="normal"/>
    </style:style>
    <style:style style:name="P19" style:family="paragraph" style:parent-style-name="Standard">
      <style:text-properties fo:font-weight="normal" officeooo:rsid="001e2b55" officeooo:paragraph-rsid="001e2b55" style:font-weight-asian="normal" style:font-weight-complex="normal"/>
    </style:style>
    <style:style style:name="P20" style:family="paragraph" style:parent-style-name="Standard">
      <style:text-properties fo:font-weight="normal" officeooo:rsid="003f3745" officeooo:paragraph-rsid="003f3745" style:font-weight-asian="normal" style:font-weight-complex="normal"/>
    </style:style>
    <style:style style:name="P21" style:family="paragraph" style:parent-style-name="Standard">
      <style:text-properties fo:color="#c9211e" fo:font-weight="normal" officeooo:rsid="000f2164" officeooo:paragraph-rsid="000f2164" style:font-weight-asian="normal" style:font-weight-complex="normal"/>
    </style:style>
    <style:style style:name="P22" style:family="paragraph" style:parent-style-name="Standard">
      <style:text-properties fo:color="#c9211e" fo:font-weight="normal" officeooo:rsid="001fe397" officeooo:paragraph-rsid="001fe397" style:font-weight-asian="normal" style:font-weight-complex="normal"/>
    </style:style>
    <style:style style:name="P23" style:family="paragraph" style:parent-style-name="Standard">
      <style:text-properties fo:color="#c9211e" fo:font-weight="bold" style:font-weight-asian="bold" style:font-weight-complex="bold"/>
    </style:style>
    <style:style style:name="P24" style:family="paragraph" style:parent-style-name="Standard">
      <style:text-properties style:use-window-font-color="true"/>
    </style:style>
    <style:style style:name="P25" style:family="paragraph" style:parent-style-name="Standard">
      <style:text-properties style:use-window-font-color="true" fo:font-weight="bold" style:font-weight-asian="bold" style:font-weight-complex="bold"/>
    </style:style>
    <style:style style:name="P26" style:family="paragraph" style:parent-style-name="Standard">
      <style:text-properties style:use-window-font-color="true" fo:font-weight="bold" officeooo:paragraph-rsid="00266ad2" style:font-weight-asian="bold" style:font-weight-complex="bold"/>
    </style:style>
    <style:style style:name="P27" style:family="paragraph" style:parent-style-name="Standard">
      <style:text-properties style:use-window-font-color="true" fo:font-weight="bold" officeooo:paragraph-rsid="000f2164" style:font-weight-asian="bold" style:font-weight-complex="bold"/>
    </style:style>
    <style:style style:name="P28" style:family="paragraph" style:parent-style-name="Standard">
      <style:text-properties style:use-window-font-color="true" officeooo:paragraph-rsid="000f2164"/>
    </style:style>
    <style:style style:name="P29" style:family="paragraph" style:parent-style-name="Standard">
      <style:text-properties style:use-window-font-color="true" officeooo:paragraph-rsid="001e2b55"/>
    </style:style>
    <style:style style:name="P30" style:family="paragraph" style:parent-style-name="Standard">
      <style:text-properties style:use-window-font-color="true" fo:font-weight="normal" officeooo:rsid="000fa42a" officeooo:paragraph-rsid="000fa42a" style:font-weight-asian="normal" style:font-weight-complex="normal"/>
    </style:style>
    <style:style style:name="P31" style:family="paragraph" style:parent-style-name="Standard">
      <style:text-properties style:use-window-font-color="true" fo:font-weight="normal" officeooo:rsid="001fe397" officeooo:paragraph-rsid="001fe397" style:font-weight-asian="normal" style:font-weight-complex="normal"/>
    </style:style>
    <style:style style:name="P32" style:family="paragraph" style:parent-style-name="Standard">
      <style:text-properties style:use-window-font-color="true" fo:font-weight="normal" officeooo:rsid="0023aae5" officeooo:paragraph-rsid="0023aae5" style:font-weight-asian="normal" style:font-weight-complex="normal"/>
    </style:style>
    <style:style style:name="P33" style:family="paragraph" style:parent-style-name="Standard">
      <style:text-properties style:use-window-font-color="true" fo:font-weight="normal" officeooo:rsid="000f69ae" officeooo:paragraph-rsid="000f69ae" style:font-weight-asian="normal" style:font-weight-complex="normal"/>
    </style:style>
    <style:style style:name="P34" style:family="paragraph" style:parent-style-name="Standard">
      <style:text-properties style:use-window-font-color="true" fo:font-weight="normal" officeooo:rsid="003a07d4" officeooo:paragraph-rsid="003a07d4" style:font-weight-asian="normal" style:font-weight-complex="normal"/>
    </style:style>
    <style:style style:name="P35" style:family="paragraph" style:parent-style-name="Standard">
      <style:text-properties style:use-window-font-color="true" officeooo:rsid="003a07d4" officeooo:paragraph-rsid="003a07d4"/>
    </style:style>
    <style:style style:name="P36" style:family="paragraph" style:parent-style-name="Standard">
      <style:text-properties officeooo:paragraph-rsid="0010aa3e"/>
    </style:style>
    <style:style style:name="P37" style:family="paragraph" style:parent-style-name="Standard">
      <style:text-properties officeooo:paragraph-rsid="002a0fdb"/>
    </style:style>
    <style:style style:name="P38" style:family="paragraph" style:parent-style-name="Standard">
      <style:text-properties officeooo:paragraph-rsid="002d84f1"/>
    </style:style>
    <style:style style:name="P39" style:family="paragraph" style:parent-style-name="Text_20_body">
      <style:text-properties style:use-window-font-color="true" fo:font-weight="normal" officeooo:rsid="000f2164" officeooo:paragraph-rsid="000f2164" style:font-weight-asian="normal" style:font-weight-complex="normal"/>
    </style:style>
    <style:style style:name="P40" style:family="paragraph" style:parent-style-name="Title" style:master-page-name="Standard">
      <style:paragraph-properties style:page-number="auto"/>
      <style:text-properties fo:font-weight="bold" style:font-weight-asian="bold" style:font-weight-complex="bold"/>
    </style:style>
    <style:style style:name="P41" style:family="paragraph" style:parent-style-name="Standard" style:list-style-name="L1">
      <style:text-properties fo:font-weight="normal" officeooo:rsid="000fa42a" officeooo:paragraph-rsid="002dfca3" style:font-weight-asian="normal" style:font-weight-complex="normal"/>
    </style:style>
    <style:style style:name="P42" style:family="paragraph" style:parent-style-name="Standard" style:list-style-name="L2">
      <style:text-properties fo:font-weight="normal" officeooo:rsid="002c52c6" officeooo:paragraph-rsid="002c52c6" style:font-weight-asian="normal" style:font-weight-complex="normal"/>
    </style:style>
    <style:style style:name="P43" style:family="paragraph" style:parent-style-name="Standard" style:list-style-name="L2">
      <style:text-properties fo:font-weight="normal" officeooo:rsid="00336920" officeooo:paragraph-rsid="00336920" style:font-weight-asian="normal" style:font-weight-complex="normal"/>
    </style:style>
    <style:style style:name="P44" style:family="paragraph" style:parent-style-name="Standard" style:list-style-name="L2">
      <style:text-properties fo:font-weight="normal" officeooo:rsid="0035f703" officeooo:paragraph-rsid="0035f703" style:font-weight-asian="normal" style:font-weight-complex="normal"/>
    </style:style>
    <style:style style:name="P45" style:family="paragraph" style:parent-style-name="Standard" style:list-style-name="L2">
      <style:text-properties officeooo:paragraph-rsid="002c52c6"/>
    </style:style>
    <style:style style:name="P46" style:family="paragraph" style:parent-style-name="Standard" style:list-style-name="L3">
      <style:text-properties officeooo:paragraph-rsid="002dfca3"/>
    </style:style>
    <style:style style:name="P47" style:family="paragraph" style:parent-style-name="Standard" style:list-style-name="L4">
      <style:text-properties officeooo:paragraph-rsid="002d84f1"/>
    </style:style>
    <style:style style:name="P48" style:family="paragraph" style:parent-style-name="Standard" style:list-style-name="L4">
      <style:text-properties officeooo:paragraph-rsid="002dfca3"/>
    </style:style>
    <style:style style:name="P49" style:family="paragraph" style:parent-style-name="Standard" style:list-style-name="L4">
      <style:text-properties officeooo:rsid="002de15c" officeooo:paragraph-rsid="002dfca3"/>
    </style:style>
    <style:style style:name="P50" style:family="paragraph" style:parent-style-name="Standard" style:list-style-name="L4">
      <style:text-properties fo:font-style="normal" fo:font-weight="normal" officeooo:rsid="00340e3c" officeooo:paragraph-rsid="00340e3c" style:font-style-asian="normal" style:font-weight-asian="normal" style:font-style-complex="normal" style:font-weight-complex="normal"/>
    </style:style>
    <style:style style:name="P51" style:family="paragraph" style:parent-style-name="Standard" style:list-style-name="L4">
      <style:text-properties fo:font-style="normal" fo:font-weight="normal" officeooo:rsid="0037f930" officeooo:paragraph-rsid="0040236c" style:font-style-asian="normal" style:font-weight-asian="normal" style:font-style-complex="normal" style:font-weight-complex="normal"/>
    </style:style>
    <style:style style:name="P52" style:family="paragraph" style:parent-style-name="Standard" style:list-style-name="L4">
      <style:text-properties fo:font-style="normal" fo:font-weight="normal" officeooo:rsid="0037f930" officeooo:paragraph-rsid="0037f930" style:font-style-asian="normal" style:font-weight-asian="normal" style:font-style-complex="normal" style:font-weight-complex="normal"/>
    </style:style>
    <style:style style:name="P53" style:family="paragraph" style:parent-style-name="Standard" style:list-style-name="L4">
      <style:text-properties fo:font-style="normal" fo:font-weight="normal" officeooo:rsid="0035f703" officeooo:paragraph-rsid="0035f703" style:font-style-asian="normal" style:font-weight-asian="normal" style:font-style-complex="normal" style:font-weight-complex="normal"/>
    </style:style>
    <style:style style:name="P54" style:family="paragraph" style:parent-style-name="Standard" style:list-style-name="L5">
      <style:text-properties style:use-window-font-color="true" fo:font-weight="normal" officeooo:rsid="002a0fdb" officeooo:paragraph-rsid="002a0fdb" style:font-weight-asian="normal" style:font-weight-complex="normal"/>
    </style:style>
    <style:style style:name="P55" style:family="paragraph" style:parent-style-name="Standard" style:list-style-name="L5">
      <style:text-properties style:use-window-font-color="true" fo:font-weight="normal" officeooo:rsid="0036af09" officeooo:paragraph-rsid="0036af09" style:font-weight-asian="normal" style:font-weight-complex="normal"/>
    </style:style>
    <style:style style:name="T1" style:family="text">
      <style:text-properties officeooo:rsid="000909ce"/>
    </style:style>
    <style:style style:name="T2" style:family="text">
      <style:text-properties fo:font-weight="normal" style:font-weight-asian="normal" style:font-weight-complex="normal"/>
    </style:style>
    <style:style style:name="T3" style:family="text">
      <style:text-properties fo:font-weight="normal" officeooo:rsid="000dfcd7" style:font-weight-asian="normal" style:font-weight-complex="normal"/>
    </style:style>
    <style:style style:name="T4" style:family="text">
      <style:text-properties fo:font-weight="normal" officeooo:rsid="000f2164" style:font-weight-asian="normal" style:font-weight-complex="normal"/>
    </style:style>
    <style:style style:name="T5" style:family="text">
      <style:text-properties fo:font-weight="normal" officeooo:rsid="000fa42a" style:font-weight-asian="normal" style:font-weight-complex="normal"/>
    </style:style>
    <style:style style:name="T6" style:family="text">
      <style:text-properties fo:font-weight="normal" officeooo:rsid="00118152" style:font-weight-asian="normal" style:font-weight-complex="normal"/>
    </style:style>
    <style:style style:name="T7" style:family="text">
      <style:text-properties fo:font-weight="normal" officeooo:rsid="00199d85" style:font-weight-asian="normal" style:font-weight-complex="normal"/>
    </style:style>
    <style:style style:name="T8" style:family="text">
      <style:text-properties fo:font-weight="normal" officeooo:rsid="001d430b" style:font-weight-asian="normal" style:font-weight-complex="normal"/>
    </style:style>
    <style:style style:name="T9" style:family="text">
      <style:text-properties fo:font-weight="normal" officeooo:rsid="001572f5" style:font-weight-asian="normal" style:font-weight-complex="normal"/>
    </style:style>
    <style:style style:name="T10" style:family="text">
      <style:text-properties fo:font-weight="normal" officeooo:rsid="001a6e97" style:font-weight-asian="normal" style:font-weight-complex="normal"/>
    </style:style>
    <style:style style:name="T11" style:family="text">
      <style:text-properties fo:font-weight="normal" officeooo:rsid="001c6094" style:font-weight-asian="normal" style:font-weight-complex="normal"/>
    </style:style>
    <style:style style:name="T12" style:family="text">
      <style:text-properties fo:font-weight="normal" officeooo:rsid="001dfc20" style:font-weight-asian="normal" style:font-weight-complex="normal"/>
    </style:style>
    <style:style style:name="T13" style:family="text">
      <style:text-properties fo:font-weight="normal" officeooo:rsid="001e2b55" style:font-weight-asian="normal" style:font-weight-complex="normal"/>
    </style:style>
    <style:style style:name="T14" style:family="text">
      <style:text-properties fo:font-weight="normal" officeooo:rsid="001fe397" style:font-weight-asian="normal" style:font-weight-complex="normal"/>
    </style:style>
    <style:style style:name="T15" style:family="text">
      <style:text-properties fo:font-weight="normal" officeooo:rsid="002a0fdb" style:font-weight-asian="normal" style:font-weight-complex="normal"/>
    </style:style>
    <style:style style:name="T16" style:family="text">
      <style:text-properties fo:font-weight="normal" officeooo:rsid="002d84f1" style:font-weight-asian="normal" style:font-weight-complex="normal"/>
    </style:style>
    <style:style style:name="T17" style:family="text">
      <style:text-properties fo:font-weight="normal" officeooo:rsid="002de15c" style:font-weight-asian="normal" style:font-weight-complex="normal"/>
    </style:style>
    <style:style style:name="T18" style:family="text">
      <style:text-properties fo:font-weight="normal" officeooo:rsid="002dfca3" style:font-weight-asian="normal" style:font-weight-complex="normal"/>
    </style:style>
    <style:style style:name="T19" style:family="text">
      <style:text-properties fo:font-weight="normal" officeooo:rsid="002e11d1" style:font-weight-asian="normal" style:font-weight-complex="normal"/>
    </style:style>
    <style:style style:name="T20" style:family="text">
      <style:text-properties fo:font-weight="normal" officeooo:rsid="002ecdd2" style:font-weight-asian="normal" style:font-weight-complex="normal"/>
    </style:style>
    <style:style style:name="T21" style:family="text">
      <style:text-properties fo:font-weight="normal" officeooo:rsid="0033bc07" style:font-weight-asian="normal" style:font-weight-complex="normal"/>
    </style:style>
    <style:style style:name="T22" style:family="text">
      <style:text-properties fo:font-weight="normal" officeooo:rsid="003a07d4" style:font-weight-asian="normal" style:font-weight-complex="normal"/>
    </style:style>
    <style:style style:name="T23" style:family="text">
      <style:text-properties fo:font-weight="normal" officeooo:rsid="003c1419" style:font-weight-asian="normal" style:font-weight-complex="normal"/>
    </style:style>
    <style:style style:name="T24" style:family="text">
      <style:text-properties officeooo:rsid="000f2164"/>
    </style:style>
    <style:style style:name="T25" style:family="text">
      <style:text-properties fo:font-weight="bold" style:font-weight-asian="bold" style:font-weight-complex="bold"/>
    </style:style>
    <style:style style:name="T26" style:family="text">
      <style:text-properties style:font-weight-asian="bold" style:font-weight-complex="bold"/>
    </style:style>
    <style:style style:name="T27" style:family="text">
      <style:text-properties style:use-window-font-color="true"/>
    </style:style>
    <style:style style:name="T28" style:family="text">
      <style:text-properties style:use-window-font-color="true" style:font-name="Droid Sans Mono" fo:font-size="10.5pt" fo:background-color="transparent" loext:char-shading-value="0" style:font-weight-asian="bold" style:font-weight-complex="bold"/>
    </style:style>
    <style:style style:name="T29" style:family="text">
      <style:text-properties style:use-window-font-color="true" fo:font-weight="normal" officeooo:rsid="000fa42a" style:font-weight-asian="normal" style:font-weight-complex="normal"/>
    </style:style>
    <style:style style:name="T30" style:family="text">
      <style:text-properties style:use-window-font-color="true" fo:font-weight="normal" officeooo:rsid="00199d85" style:font-weight-asian="normal" style:font-weight-complex="normal"/>
    </style:style>
    <style:style style:name="T31" style:family="text">
      <style:text-properties style:use-window-font-color="true" fo:font-weight="normal" officeooo:rsid="002a0fdb" style:font-weight-asian="normal" style:font-weight-complex="normal"/>
    </style:style>
    <style:style style:name="T32" style:family="text">
      <style:text-properties style:use-window-font-color="true" fo:font-weight="normal" officeooo:rsid="002b1fe6" style:font-weight-asian="normal" style:font-weight-complex="normal"/>
    </style:style>
    <style:style style:name="T33" style:family="text">
      <style:text-properties style:use-window-font-color="true" fo:font-weight="bold" style:font-weight-asian="bold" style:font-weight-complex="bold"/>
    </style:style>
    <style:style style:name="T34" style:family="text">
      <style:text-properties officeooo:rsid="00167361"/>
    </style:style>
    <style:style style:name="T35" style:family="text">
      <style:text-properties officeooo:rsid="001d430b"/>
    </style:style>
    <style:style style:name="T36" style:family="text">
      <style:text-properties officeooo:rsid="00250339"/>
    </style:style>
    <style:style style:name="T37" style:family="text">
      <style:text-properties officeooo:rsid="002a0fdb"/>
    </style:style>
    <style:style style:name="T38" style:family="text">
      <style:text-properties officeooo:rsid="002c52c6"/>
    </style:style>
    <style:style style:name="T39" style:family="text">
      <style:text-properties officeooo:rsid="002d84f1"/>
    </style:style>
    <style:style style:name="T40" style:family="text">
      <style:text-properties officeooo:rsid="002de15c"/>
    </style:style>
    <style:style style:name="T41" style:family="text">
      <style:text-properties officeooo:rsid="002dfca3"/>
    </style:style>
    <style:style style:name="T42" style:family="text">
      <style:text-properties fo:font-style="italic" fo:font-weight="normal" officeooo:rsid="002dfca3" style:font-style-asian="italic" style:font-weight-asian="normal" style:font-style-complex="italic" style:font-weight-complex="normal"/>
    </style:style>
    <style:style style:name="T43" style:family="text">
      <style:text-properties fo:font-style="italic" fo:font-weight="normal" officeooo:rsid="002fe5f2" style:font-style-asian="italic" style:font-weight-asian="normal" style:font-style-complex="italic" style:font-weight-complex="normal"/>
    </style:style>
    <style:style style:name="T44" style:family="text">
      <style:text-properties fo:font-style="italic" officeooo:rsid="002dfca3" style:font-style-asian="italic" style:font-style-complex="italic"/>
    </style:style>
    <style:style style:name="T45" style:family="text">
      <style:text-properties officeooo:rsid="00340e3c"/>
    </style:style>
    <style:style style:name="T46" style:family="text">
      <style:text-properties officeooo:rsid="0040236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Ethics Review Form</text:p>
      <text:p text:style-name="P5"/>
      <text:p text:style-name="P4"><text:span text:style-name="T26">Project title: </text:span><text:span text:style-name="T28">An investigation into the effectiveness and impact of a Continuous Deployment pipeline upon university-level games development teams?</text:span></text:p>
      <text:p text:style-name="P23"/>
      <text:p text:style-name="P5">Start date: <text:span text:style-name="T24">22/11/2021</text:span></text:p>
      <text:p text:style-name="P5">End date: <text:span text:style-name="T24">01/06/2022</text:span></text:p>
      <text:p text:style-name="P5">Applicant name: <text:span text:style-name="T1">Frost Donovan</text:span></text:p>
      <text:p text:style-name="P5">Job title: <text:span text:style-name="T1">Student</text:span></text:p>
      <text:p text:style-name="P5">Line manager: <text:span text:style-name="T1">Michael Scott</text:span></text:p>
      <text:p text:style-name="P26">Research Programme: <text:s/><text:span text:style-name="T1">BSc Computing For Games</text:span></text:p>
      <text:p text:style-name="P5">Department:<text:span text:style-name="T1"> </text:span><text:span text:style-name="T34">Games Academy</text:span></text:p>
      <text:p text:style-name="P5">Email: <text:span text:style-name="T1">hd241610@falmouth.ac.uk</text:span></text:p>
      <text:p text:style-name="P3"><text:bookmark text:name="_GoBack"/></text:p>
      <text:h text:style-name="P2" text:outline-level="1">Checklist Part 1: HIGH RISK CATEGORIES</text:h>
      <text:p text:style-name="P5">Will your project involve clinical trials<text:span text:style-name="T27">?</text:span> </text:p>
      <text:p text:style-name="P7">No</text:p>
      <text:p text:style-name="P5">Will your project involve the use of human blood or other human tissue<text:span text:style-name="T27">?</text:span> </text:p>
      <text:p text:style-name="P7">No</text:p>
      <text:p text:style-name="P5">Will your project involve administering any drugs, placebos, food stuffs or drink to participants<text:span text:style-name="T27">?</text:span> </text:p>
      <text:p text:style-name="P7">No</text:p>
      <text:p text:style-name="P5">Will your project involve the participation of NHS and/or Social Services staff, patients, equipment and/or facilities<text:span text:style-name="T27">?</text:span> </text:p>
      <text:p text:style-name="P7">No</text:p>
      <text:p text:style-name="P5">Will your project involve participants who are particularly vulnerable<text:span text:style-name="T27">?</text:span> (e.g. refugees, prisoners, victims of violence) </text:p>
      <text:p text:style-name="P17">No</text:p>
      <text:p text:style-name="P5">Will your project involve participants who are unable to give informed consent<text:span text:style-name="T27">?</text:span> (e.g. children, people with learning disabilities) </text:p>
      <text:p text:style-name="P7">No</text:p>
      <text:p text:style-name="P5">Will your project risk causing psychological stress or anxiety or other harm or negative consequences beyond that normally encountered by the participants in their life outside research<text:span text:style-name="T27">?</text:span> *</text:p>
      <text:p text:style-name="P7">No</text:p>
      <text:p text:style-name="P5">Will your project involve actively deceiving the participants<text:span text:style-name="T27">?</text:span> (e.g., will participants be deliberately falsely informed, will information be withheld from them or will they be misled in such a way that they are likely to object or show unease when debriefed about the study) *</text:p>
      <text:p text:style-name="P7">No</text:p>
      <text:p text:style-name="P5">Will your project involve accessing and/or storing data that comes under the Official Secrets Act and/or poses a risk to National security<text:span text:style-name="T27">?</text:span> *</text:p>
      <text:p text:style-name="P7">No</text:p>
      <text:p text:style-name="P5">Is there potential for your project to have unintended harmful consequences (e.g. military use of technology / ‘weaponisation’ of artificial intelligence)<text:span text:style-name="T27">?</text:span> *</text:p>
      <text:p text:style-name="P7">No</text:p>
      <text:p text:style-name="P3"/>
      <text:h text:style-name="P2" text:outline-level="1">Checklist Part 2: MEDIUM RISK CATEGORIES</text:h>
      <text:p text:style-name="P5">Will your project involve participants<text:span text:style-name="T27">?</text:span> *</text:p>
      <text:p text:style-name="P7">Yes</text:p>
      <text:p text:style-name="P5">Will it be necessary for participants to take part in the study without their knowledge and consent at the time<text:span text:style-name="T27">?</text:span> (e.g. covert observation of people in non-public places) *</text:p>
      <text:p text:style-name="P7">No</text:p>
      <text:p text:style-name="P5">Will financial inducements (other than reasonable expenses and compensation for time) be offered to participants<text:span text:style-name="T27">?</text:span> *</text:p>
      <text:p text:style-name="P7">No</text:p>
      <text:p text:style-name="P5">Will your project involve collecting participant data (e.g. personal and/or sensitive data referring to a living individual)<text:span text:style-name="T27">?</text:span> *</text:p>
      <text:p text:style-name="P13">No</text:p>
      <text:p text:style-name="P5">Will your project involve accessing secondary data that is not in the public domain (e.g. personal data collected by another user)<text:span text:style-name="T27">?</text:span> *</text:p>
      <text:p text:style-name="P13">No</text:p>
      <text:p text:style-name="P5">Will your project involve accessing commercially sensitive information<text:span text:style-name="T27">?</text:span> </text:p>
      <text:p text:style-name="P7">No</text:p>
      <text:p text:style-name="P5">Could your project have negative environmental impacts (e.g. disturbance of natural habitats; damage to, or contamination of, buildings/artefacts/wildlife) *</text:p>
      <text:p text:style-name="P7">No</text:p>
      <text:p text:style-name="P3"/>
      <text:h text:style-name="P2" text:outline-level="1">Details</text:h>
      <text:p text:style-name="P5">Other Researchers/ Co-Investigators (please indicate whether internal or external and where external, please identify partner company/ institution):</text:p>
      <text:p text:style-name="P10">No</text:p>
      <text:p text:style-name="P5">Please provide below, a lay summary of the proposed research, outlining the project's main aims, methods, and primary outputs:</text:p>
      <text:p text:style-name="P13">To explore the effect of implementing a Continuous Delivery (CD) pipeline into student game development teams. This will involve comparing metrics from teams using the CD pipeline against teams that are not.</text:p>
      <text:p text:style-name="P5">Secured Funding:</text:p>
      <text:p text:style-name="P10">No</text:p>
      <text:p text:style-name="P5">Funding Awaiting Confirmation:</text:p>
      <text:p text:style-name="P10">No</text:p>
      <text:p text:style-name="P5">Primary locations of research (Country, place):</text:p>
      <text:p text:style-name="P10">United Kingdom, Falmouth</text:p>
      <text:p text:style-name="P5">Do you need to make a request for Expedited Review<text:span text:style-name="T27">?</text:span></text:p>
      <text:p text:style-name="P13">No</text:p>
      <text:p text:style-name="P5">Has this project been considered by this, or any other (external) Research Ethics Committee<text:span text:style-name="T27">?</text:span></text:p>
      <text:p text:style-name="P10">No</text:p>
      <text:p text:style-name="P5">Are you able to provide an age range of participants<text:span text:style-name="T27">?</text:span></text:p>
      <text:p text:style-name="P9">Yes – University age, 18+</text:p>
      <text:p text:style-name="P5">Are any of the participants you are working with likely to come from vulnerable groups such as refugees, those with a physical or intellectual impairment or learning difficulty, victims of crime or abuse or members of marginalised communities<text:span text:style-name="T27">?</text:span></text:p>
      <text:p text:style-name="P9">No</text:p>
      <text:p text:style-name="P25">Research Methods, please tick all that apply: </text:p>
      <text:p text:style-name="P5">Interviews <text:span text:style-name="T4">Yes</text:span></text:p>
      <text:p text:style-name="P24"><text:span text:style-name="T25">Observation </text:span><text:span text:style-name="T7">Yes</text:span></text:p>
      <text:p text:style-name="Standard"><text:span text:style-name="T33">Controlled Trial </text:span><text:span text:style-name="T30">Yes</text:span></text:p>
      <text:p text:style-name="P25">Focus Groups <text:span text:style-name="T7">No</text:span></text:p>
      <text:p text:style-name="P25">Physiological Data <text:span text:style-name="T6">No</text:span></text:p>
      <text:p text:style-name="P24"><text:span text:style-name="T25">(Artistic) Practice Research </text:span><text:span text:style-name="T7">No</text:span></text:p>
      <text:p text:style-name="P5"><text:soft-page-break/>Questionnaires <text:span text:style-name="T4">Yes</text:span></text:p>
      <text:p text:style-name="P5">Literature Review <text:span text:style-name="T4">Yes</text:span></text:p>
      <text:p text:style-name="P5">Site Survey <text:span text:style-name="T4">No</text:span></text:p>
      <text:p text:style-name="P24"><text:span text:style-name="T25">Action Research </text:span><text:span text:style-name="T7">No</text:span></text:p>
      <text:p text:style-name="P5">Use of Personal Records <text:span text:style-name="T4">No</text:span></text:p>
      <text:p text:style-name="P5">Other (please describe in the summary box below)</text:p>
      <text:p text:style-name="P5"/>
      <text:p text:style-name="P5">Please briefly summarise proposed methods:</text:p>
      <text:p text:style-name="P13">Informal interviews and questionnaires issued to both students within the involved development teams, as well as to their academic supervisors. A number of these groups will be provided with the CD pipeline, subject to technical limitations, while the rest shall not be provided with access to the pipeline and will act as the control group.</text:p>
      <text:p text:style-name="P7"/>
      <text:p text:style-name="P27">How and by whom will potential participants or personal records be identified?</text:p>
      <text:p text:style-name="P39">Open invitation to members of the Games Academy across any <text:span text:style-name="T37">current </text:span>undergraduate or postgraduate cohort.</text:p>
      <text:p text:style-name="P21"/>
      <text:p text:style-name="P7"/>
      <text:p text:style-name="P25">Will personal information be gathered as part of the research process?</text:p>
      <text:p text:style-name="P28"><text:span text:style-name="T8">Yes, the </text:span><text:span text:style-name="T4">team size &amp; comp</text:span><text:span text:style-name="T9">osition, </text:span><text:span text:style-name="T10">as well as paired </text:span><text:span text:style-name="T11">attitudes, perspectives &amp; perceptions</text:span><text:span text:style-name="T10"> </text:span><text:span text:style-name="T15">to allow for pre-test and post-test matched data analysis.</text:span></text:p>
      <text:p text:style-name="P13"/>
      <text:p text:style-name="P5">Please outline criteria for inclusion/ exclusion of participants:</text:p>
      <text:p text:style-name="P8">Are they on a GA course taking part in group game development – if so they can be included, otherwise they cannot</text:p>
      <text:p text:style-name="P8"/>
      <text:p text:style-name="P5">Have you made arrangements for participants to opt out of taking part in the research before, during or after the research takes place<text:span text:style-name="T27">?</text:span></text:p>
      <text:p text:style-name="P11">No</text:p>
      <text:p text:style-name="P11"/>
      <text:p text:style-name="P5">How long will each participant be in the study in total, from when they give informed consent to their last contact with the research team<text:span text:style-name="T27">?</text:span></text:p>
      <text:p text:style-name="P13">The full duration of the study, around 6 months, unless they choose to leave the study early.</text:p>
      <text:p text:style-name="P7"><text:soft-page-break/></text:p>
      <text:p text:style-name="P5">What are the potential risks and burdens for research participants, and how will you minimise them<text:span text:style-name="T27">?</text:span> Describe what steps would be taken to minimise risks and burdens:</text:p>
      <text:p text:style-name="P18"><text:span text:style-name="T24">N</text:span>o greater than encountered during every day life.</text:p>
      <text:p text:style-name="P18"/>
      <text:p text:style-name="P5">Describe the measures you have in place in the event of any unexpected outcomes or adverse effects to participants arising from involvement in the project:</text:p>
      <text:p text:style-name="P13">Surveys will be kept as short as reasonably possible to reduce the amount of time it takes to fill them out <text:span text:style-name="T35">&amp; stress it could cause</text:span>.</text:p>
      <text:p text:style-name="P13"/>
      <text:p text:style-name="P5">Will any aspect of the research include topics that might be sensitive, embarrassing or upsetting, or is it possible that criminal or other disclosures could occur during the study<text:span text:style-name="T27">?</text:span></text:p>
      <text:p text:style-name="P11">No</text:p>
      <text:p text:style-name="P11"/>
      <text:p text:style-name="P5">Please describe the procedures in place to deal with these issues:</text:p>
      <text:p text:style-name="P13">These issues are not present</text:p>
      <text:p text:style-name="P5"/>
      <text:p text:style-name="P5">What are the potential benefits to research participants<text:span text:style-name="T27">?</text:span></text:p>
      <text:p text:style-name="P13">Improved grades, better project outcome with a better game produced</text:p>
      <text:p text:style-name="P11"/>
      <text:p text:style-name="P5">What are the potential risks to the research team<text:span text:style-name="T27">?</text:span></text:p>
      <text:p text:style-name="P19">None</text:p>
      <text:p text:style-name="P11"/>
      <text:p text:style-name="P5">What are the potential risks to the University<text:span text:style-name="T27">?</text:span> Risks might include damage to reputation, loss or damage of property or negative impact on other University activities:</text:p>
      <text:p text:style-name="P12">None</text:p>
      <text:p text:style-name="P12"/>
      <text:p text:style-name="P5">Will research participants receive any payments, reimbursement of expenses, or any other benefits or incentives, for taking part in this research<text:span text:style-name="T27">?</text:span></text:p>
      <text:p text:style-name="P13">No</text:p>
      <text:p text:style-name="P7"/>
      <text:p text:style-name="P6"><text:soft-page-break/></text:p>
      <text:p text:style-name="P36"><text:span text:style-name="T25">Who will data be collected from</text:span><text:span text:style-name="T33">?</text:span><text:span text:style-name="T25"> </text:span></text:p>
      <text:p text:style-name="P36"><text:span text:style-name="T12">S</text:span><text:span text:style-name="T3">tudents </text:span><text:span text:style-name="T4">within the Games Academy and academic supervisors</text:span></text:p>
      <text:p text:style-name="P14"/>
      <text:p text:style-name="P5">Please provide details of the type of personal data to be collected:</text:p>
      <text:p text:style-name="P13">No personal data will be collected</text:p>
      <text:p text:style-name="P5"/>
      <text:p text:style-name="P5">Please provide details on how and where the data will be stored (Note that all personal data should be stored on a 256-bit encrypted, password-protected device):</text:p>
      <text:p text:style-name="P20">Data will be collected through Microsoft Forms and stored on Microsoft Onedrive, all through my university account as that is GDPR compliant.</text:p>
      <text:p text:style-name="P5"/>
      <text:p text:style-name="P25">How long will data and records be stored for and in what format?</text:p>
      <text:p text:style-name="P33">Data will be stored for the duration of the investigation, <text:span text:style-name="T37">anonymised through use of ID numbers but </text:span>grouped by teams.</text:p>
      <text:p text:style-name="P23"/>
      <text:p text:style-name="P5">Have you undertaken University-approved training in compliance with GDPR legislation<text:span text:style-name="T27">?</text:span></text:p>
      <text:p text:style-name="P12">Yes</text:p>
      <text:p text:style-name="P12"/>
      <text:p text:style-name="P5">Will the results of your research be embargoed for any reason<text:span text:style-name="T27">?</text:span></text:p>
      <text:p text:style-name="P12">No</text:p>
      <text:p text:style-name="P12"/>
      <text:p text:style-name="P25">How do you intend to disseminate the results of your work?</text:p>
      <text:p text:style-name="P29"><text:span text:style-name="T13">Finding could potentially be disseminated through academic publication. </text:span><text:span text:style-name="T14">It could also be presented to students and Technical or Academic staff.</text:span></text:p>
      <text:p text:style-name="P30"/>
      <text:p text:style-name="P25">Please outline arrangements you have made to share the findings of your work with research participants:</text:p>
      <text:p text:style-name="P31">Participants are able to request a copy of the paper upon completion as contact details will be included in the Participation Consent Form.</text:p>
      <text:h text:style-name="P2" text:outline-level="1">Attachments</text:h>
      <text:p text:style-name="P5">Please ensure that you have included the following (where relevant), if you are working with participants, including the participant information sheet and consent forms is essential:</text:p>
      <text:p text:style-name="P25">Participant Information Sheet</text:p>
      <text:p text:style-name="P34">See included info.pdf</text:p>
      <text:p text:style-name="P22"/>
      <text:p text:style-name="P25">Participant Consent Form</text:p>
      <text:p text:style-name="P34">There will be a checkbox at the beginning of each form asking for consent that must be marked as yes to continue.</text:p>
      <text:p text:style-name="P35"><text:span text:style-name="T22">T</text:span><text:span text:style-name="T2">here is also a paper consent form included as the last page in </text:span><text:span text:style-name="T23">the included </text:span><text:span text:style-name="T2">info.pdf.</text:span></text:p>
      <text:p text:style-name="P22"/>
      <text:p text:style-name="P25">Covering Letter (where relevant)</text:p>
      <text:p text:style-name="P25"/>
      <text:p text:style-name="P25">Examples of Interview questions etc.</text:p>
      <text:p text:style-name="P16"><text:span text:style-name="T39">Digital form - </text:span>For <text:span text:style-name="T38">the team’s academic </text:span>supervisor</text:p>
      <text:list xml:id="list3332090326" text:style-name="L1">
        <text:list-item>
          <text:p text:style-name="P41">D<text:span text:style-name="T41">o you consent to this data to be stored and used as part of a dissertation? Yes/ No</text:span><text:span text:style-name="T44"> (Must be answered Yes to allow submission)</text:span></text:p>
        </text:list-item>
      </text:list>
      <text:list xml:id="list1063924321" text:style-name="L2">
        <text:list-item>
          <text:p text:style-name="P45">On a scale of 1 – 10, how confident do you feel that your team will deliver a new, working build <text:span text:style-name="T45">the </text:span>next time they meet with you? <text:span text:style-name="T40">Why?</text:span></text:p>
        </text:list-item>
        <text:list-item>
          <text:p text:style-name="P42">On a scale of 1 – 10, how confident do you feel that your team will be able to complete everything within their planned scope by the end of the project? <text:span text:style-name="T40">Why?</text:span></text:p>
        </text:list-item>
        <text:list-item>
          <text:p text:style-name="P43">Has the use of a CD pipeline had any noticeable impact upon the team? If yes, please expand on what this impact has been.</text:p>
        </text:list-item>
        <text:list-item>
          <text:p text:style-name="P44">Do you have any other feedback regarding the CD pipeline or its effect on you or the team? (This is to facilitate any feedback not covered by the above questions)</text:p>
        </text:list-item>
      </text:list>
      <text:p text:style-name="P15"/>
      <text:p text:style-name="P38"><text:span text:style-name="T16">Digital form - </text:span><text:span text:style-name="T5">For students</text:span></text:p>
      <text:list xml:id="list2600674943" text:style-name="L3">
        <text:list-item>
          <text:p text:style-name="P46"><text:span text:style-name="T5">D</text:span><text:span text:style-name="T18">o you consent to this data to be stored and used as part of a dissertation? Yes/ No </text:span><text:span text:style-name="T42">(Must be answered Yes to allow submission)</text:span></text:p>
        </text:list-item>
      </text:list>
      <text:list xml:id="list3174220272" text:style-name="L4">
        <text:list-item>
          <text:p text:style-name="P47"><text:span text:style-name="T17">On a scale of 1 – 10, h</text:span><text:span text:style-name="T5">ow confident do you feel in being able to deliver </text:span><text:span text:style-name="T16">everything within </text:span><text:span text:style-name="T21">the projects</text:span><text:span text:style-name="T16"> scope by the end of the project? </text:span><text:span text:style-name="T17">Why?</text:span></text:p>
        </text:list-item>
        <text:list-item>
          <text:p text:style-name="P49"><text:span text:style-name="T2">On a scale of 1 – 10, </text:span><text:span text:style-name="T18">how confident do you feel that you understand the current state of the project as a whole?</text:span><text:span text:style-name="T16"> </text:span><text:span text:style-name="T2">Why?</text:span></text:p>
        </text:list-item>
        <text:list-item>
          <text:p text:style-name="P48"><text:soft-page-break/><text:span text:style-name="T17">On a scale of 1 – 10, </text:span><text:span text:style-name="T18">how well do you understand how your current tasks </text:span><text:span text:style-name="T19">contribute</text:span><text:span text:style-name="T18"> to the project as a whole</text:span><text:span text:style-name="T16">? </text:span><text:span text:style-name="T20">Very briefly describe how your current tasks contribute to the project as a whole. </text:span><text:span text:style-name="T43">(This is here as much to ensure the participant thinks about the question as to provide analysable data)</text:span></text:p>
        </text:list-item>
        <text:list-item>
          <text:p text:style-name="P50">How often does the team refine the scope of the project?</text:p>
        </text:list-item>
        <text:list-item>
          <text:p text:style-name="P51">How many times have you done play testing in the last two weeks, <text:span text:style-name="T46">b</text:span>oth internally and externally?</text:p>
        </text:list-item>
        <text:list-item>
          <text:p text:style-name="P53">Do you have any other feedback regarding the CD pipeline or its effect on you or the team? (This is to facilitate any feedback not covered by the above questions)</text:p>
          <text:p text:style-name="P52"/>
        </text:list-item>
      </text:list>
      <text:p text:style-name="P30"/>
      <text:p text:style-name="P37"><text:span text:style-name="T29">T</text:span><text:span text:style-name="T31">here will also be an unstructured interview towards the end of the project for those groups with CD pipelines. </text:span><text:span text:style-name="T32">This will be more open as it is intended for general feedback, but will include three main questions.</text:span></text:p>
      <text:list xml:id="list258345194" text:style-name="L5">
        <text:list-item>
          <text:p text:style-name="P54">How do you feel having a CD pipeline has impacted the team? </text:p>
        </text:list-item>
        <text:list-item>
          <text:p text:style-name="P54">How do you feel having a CD pipeline has impacted the game your team has produced? </text:p>
        </text:list-item>
        <text:list-item>
          <text:p text:style-name="P54">How do you feel having a CD pipeline has impacted you as an individual?</text:p>
        </text:list-item>
        <text:list-item>
          <text:p text:style-name="P55">Did you deliver on the scope you had planned? </text:p>
        </text:list-item>
        <text:list-item>
          <text:p text:style-name="P55">Was crunch a regular occurrence?</text:p>
        </text:list-item>
      </text:list>
      <text:p text:style-name="P30"/>
      <text:p text:style-name="P5">Advertising materials or other publicity including URLs</text:p>
      <text:p text:style-name="P25">Health and Safety Risk Assessment</text:p>
      <text:p text:style-name="P32">No risks greater than what would be encountered in every day life are expected to be encountered.</text:p>
      <text:p text:style-name="P25">Confirmation that project is covered by University Insurance Policy</text:p>
      <text:p text:style-name="P32">Yes – <text:span text:style-name="T36">no legal council sought due to scope of project &amp; project being medium risk</text:span></text:p>
      <text:p text:style-name="P5"/>
      <text:h text:style-name="P1" text:outline-level="1">Researcher Declaration </text:h>
      <text:p text:style-name="P5">To be signed by the Main Researcher/ Principal Investigator: </text:p>
      <text:p text:style-name="P5"/>
      <text:p text:style-name="P5">I agree to comply, and will ensure that all researchers involved with the study comply with all relevant legislation, accepted ethical practice, Falmouth University policies and guidelines, and appropriate <text:soft-page-break/>professional ethical guidelines during the conduct of this research project.</text:p>
      <text:p text:style-name="P5">If any significant changes are made to the design of the research, I will notify the Research Integrity &amp; Ethics Committee and understand that further review may be required before changes can be implemented. </text:p>
      <text:p text:style-name="P5">I agree to notify the Research Integrity &amp; Ethics Committee of any unexpected adverse events that may occur during my research. </text:p>
      <text:p text:style-name="P5">I agree to notify the Research Integrity &amp; Ethics Committee of any complaints I receive in connection with this research project.</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d Powley</meta:initial-creator>
    <meta:editing-cycles>52</meta:editing-cycles>
    <meta:creation-date>2019-12-06T00:39:00</meta:creation-date>
    <dc:date>2021-12-02T10:08:21.651241853</dc:date>
    <meta:editing-duration>PT4H12M58S</meta:editing-duration>
    <meta:generator>LibreOffice/6.4.7.2$Linux_X86_64 LibreOffice_project/40$Build-2</meta:generator>
    <meta:document-statistic meta:table-count="0" meta:image-count="0" meta:object-count="0" meta:page-count="10" meta:paragraph-count="163" meta:word-count="1954" meta:character-count="11920" meta:non-whitespace-character-count="1012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